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5.0</text:p>
      <text:p text:style-name="P4"/>
      <text:p text:style-name="P5">September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5.0</text:span><text:span text:style-name="T10">.tar.gz　</text:span><text:span text:style-name="Source_20_Text">zk-</text:span><text:span text:style-name="T10">bin-std-</text:span><text:span text:style-name="Source_20_Text">3.5.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5.0</text:span><text:span text:style-name="T10">.tar.gz　</text:span><text:span text:style-name="Source_20_Text">zk-</text:span><text:span text:style-name="T10">bin-prof-</text:span><text:span text:style-name="Source_20_Text">3.5.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5.0</text:span><text:span text:style-name="T10">.tar.gz<text:line-break/></text:span><text:span text:style-name="Source_20_Text">zk-bin-3.5.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5.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5.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5.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5.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5.0</text:span><text:span text:style-name="T10">.zip</text:span> <text:span text:style-name="T3">または</text:span><text:span text:style-name="Source_20_Text"> 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5.0</text:span><text:span text:style-name="T10">.zip</text:span><text:span text:style-name="T3"> か</text:span> <text:span text:style-name="Source_20_Text">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5.0</text:span><text:span text:style-name="T10">.zip </text:span><text:span text:style-name="T3">もしくは</text:span> <text:span text:style-name="Source_20_Text">zk-bin-3.5.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5.0</text:span><text:span text:style-name="T10">.zip</text:span><text:span text:style-name="T3"> もしくは</text:span> <text:span text:style-name="Source_20_Text">zk-bin-3.5.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5.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1</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6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5.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5.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8-26T11:36:36</dc:date>
    <dc:language>en-US</dc:language>
    <meta:editing-cycles>1155</meta:editing-cycles>
    <meta:editing-duration>P4DT4H37M4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9"/>
  </office:meta>
</office:document-meta>
</file>